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Calibri Greek" svg:font-family="'Calibri Greek'"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1"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center" style:justify-single-word="false" style:writing-mode="lr-tb"/>
      <style:text-properties style:font-name="Calibri" fo:font-size="14pt" fo:language="es" fo:country="ES" fo:font-weight="bold" style:font-size-asian="14pt" style:font-weight-asian="bold"/>
    </style:style>
    <style:style style:name="P2" style:family="paragraph" style:parent-style-name="Standard">
      <style:paragraph-properties fo:margin-top="0cm" fo:margin-bottom="0.353cm" loext:contextual-spacing="false" fo:line-height="100%" fo:text-align="end" style:justify-single-word="false" style:writing-mode="lr-tb"/>
      <style:text-properties style:font-name="Calibri" fo:font-size="14pt" fo:language="es" fo:country="ES" fo:font-weight="bold" style:font-size-asian="14pt" style:font-weight-asian="bold"/>
    </style:style>
    <style:style style:name="P3" style:family="paragraph" style:parent-style-name="Standard">
      <style:paragraph-properties fo:margin-top="0cm" fo:margin-bottom="0.353cm" loext:contextual-spacing="false" fo:line-height="100%" fo:text-align="justify" style:justify-single-word="false" style:writing-mode="lr-tb"/>
      <style:text-properties style:font-name="Calibri" fo:font-size="9pt" fo:language="es" fo:country="ES" style:font-size-asian="9pt"/>
    </style:style>
    <style:style style:name="P4"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5" style:family="paragraph" style:parent-style-name="Standard">
      <style:paragraph-properties fo:margin-top="0cm" fo:margin-bottom="0.353cm" loext:contextual-spacing="false" fo:line-height="100%" fo:text-align="justify" style:justify-single-word="false" style:writing-mode="lr-tb"/>
      <style:text-properties style:font-name="Times New Roman" fo:font-size="12pt" fo:language="es" fo:country="ES" style:text-underline-style="solid" style:text-underline-width="auto" style:text-underline-color="font-color" fo:font-weight="bold" fo:background-color="#ff0000" style:font-size-asian="12pt" style:font-weight-asian="bold"/>
    </style:style>
    <style:style style:name="P6" style:family="paragraph" style:parent-style-name="Standard">
      <style:paragraph-properties fo:margin-top="0cm" fo:margin-bottom="0.353cm" loext:contextual-spacing="false" fo:line-height="100%" fo:text-align="center" style:justify-single-word="false" style:writing-mode="lr-tb"/>
    </style:style>
    <style:style style:name="P7" style:family="paragraph" style:parent-style-name="Standard">
      <style:paragraph-properties fo:margin-top="0cm" fo:margin-bottom="0.353cm" loext:contextual-spacing="false" fo:line-height="100%" fo:text-align="justify" style:justify-single-word="false" style:writing-mode="lr-tb"/>
    </style:style>
    <style:style style:name="P8" style:family="paragraph" style:parent-style-name="Standard">
      <style:paragraph-properties fo:margin-top="0cm" fo:margin-bottom="0.353cm" loext:contextual-spacing="false" fo:line-height="100%" fo:text-align="justify" style:justify-single-word="false" style:writing-mode="lr-tb"/>
      <style:text-properties officeooo:paragraph-rsid="000bca64"/>
    </style:style>
    <style:style style:name="P9" style:family="paragraph" style:parent-style-name="Standard">
      <style:paragraph-properties fo:text-align="end" style:justify-single-word="false" fo:break-before="page"/>
      <style:text-properties style:font-name="Calibri" fo:font-size="12pt" fo:language="es" fo:country="ES" officeooo:paragraph-rsid="000bca64" style:font-size-asian="12pt"/>
    </style:style>
    <style:style style:name="P10" style:family="paragraph" style:parent-style-name="Standard" style:master-page-name="Standard">
      <style:paragraph-properties fo:margin-top="0cm" fo:margin-bottom="0.353cm" loext:contextual-spacing="false" fo:line-height="100%" fo:text-align="center" style:justify-single-word="false" style:page-number="auto" style:writing-mode="lr-tb"/>
      <style:text-properties style:font-name="Times New Roman" fo:font-size="11pt" fo:language="es" fo:country="ES" style:font-size-asian="11pt"/>
    </style:style>
    <style:style style:name="P11" style:family="paragraph" style:parent-style-name="Standard">
      <style:paragraph-properties fo:margin-top="0cm" fo:margin-bottom="0.353cm" loext:contextual-spacing="false" fo:line-height="100%" fo:text-align="center" style:justify-single-word="false" style:writing-mode="lr-tb"/>
      <style:text-properties style:font-name="Times New Roman" fo:font-size="42pt" fo:language="es" fo:country="ES" style:text-underline-style="solid" style:text-underline-width="auto" style:text-underline-color="font-color" fo:font-weight="bold" style:font-size-asian="42pt" style:font-weight-asian="bold"/>
    </style:style>
    <style:style style:name="P12" style:family="paragraph" style:parent-style-name="Standard">
      <style:paragraph-properties fo:margin-top="0cm" fo:margin-bottom="0.353cm" loext:contextual-spacing="false" fo:line-height="100%" fo:text-align="end" style:justify-single-word="false" style:writing-mode="lr-tb"/>
      <style:text-properties style:font-name="Calibri" fo:font-size="12pt" fo:language="es" fo:country="ES" style:font-size-asian="12pt"/>
    </style:style>
    <style:style style:name="P13" style:family="paragraph" style:parent-style-name="Standard">
      <style:paragraph-properties fo:margin-top="0cm" fo:margin-bottom="0.353cm" loext:contextual-spacing="false" fo:line-height="100%" fo:text-align="justify" style:justify-single-word="false" style:writing-mode="lr-tb"/>
      <style:text-properties style:font-name="Calibri" fo:font-size="12pt" fo:language="es" fo:country="ES" style:text-underline-style="solid" style:text-underline-width="auto" style:text-underline-color="font-color" fo:font-weight="bold" style:font-size-asian="12pt" style:font-weight-asian="bold"/>
    </style:style>
    <style:style style:name="P14" style:family="paragraph" style:parent-style-name="Standard" style:list-style-name="L1">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15" style:family="paragraph" style:parent-style-name="Standard">
      <loext:graphic-properties draw:fill="none"/>
      <style:paragraph-properties fo:margin-top="0cm" fo:margin-bottom="0.353cm" loext:contextual-spacing="false" fo:line-height="100%" fo:text-align="justify" style:justify-single-word="false" fo:orphans="2" fo:widows="2"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16" style:family="paragraph" style:parent-style-name="Standard">
      <style:paragraph-properties fo:text-align="end" style:justify-single-word="false"/>
      <style:text-properties style:font-name="Calibri" fo:font-size="12pt" fo:language="es" fo:country="ES" officeooo:paragraph-rsid="000bca64" style:font-size-asian="12pt"/>
    </style:style>
    <style:style style:name="P17" style:family="paragraph" style:parent-style-name="Standard" style:list-style-name="WWNum1">
      <style:paragraph-properties fo:margin-left="1.27cm" fo:margin-right="0cm" fo:margin-top="0cm" fo:margin-bottom="0.353cm" loext:contextual-spacing="false" fo:line-height="100%" fo:text-align="justify" style:justify-single-word="false" fo:text-indent="0cm" style:auto-text-indent="false" style:writing-mode="lr-tb">
        <style:tab-stops/>
      </style:paragraph-properties>
    </style:style>
    <style:style style:name="P18"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style:font-size-asian="10pt"/>
    </style:style>
    <style:style style:name="P19"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solid" style:text-underline-width="auto" style:text-underline-color="font-color" officeooo:rsid="001119f3" officeooo:paragraph-rsid="001119f3" style:font-size-asian="10pt"/>
    </style:style>
    <style:style style:name="P20"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solid" style:text-underline-width="auto" style:text-underline-color="font-color" officeooo:rsid="00118bb6" officeooo:paragraph-rsid="00118bb6" style:font-size-asian="10pt" style:font-size-complex="8pt"/>
    </style:style>
    <style:style style:name="P21"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style>
    <style:style style:name="P22"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10pt" fo:language="es" fo:country="ES" style:text-underline-style="none" officeooo:rsid="001119f3" officeooo:paragraph-rsid="001119f3" style:font-size-asian="10pt" style:font-size-complex="8pt"/>
    </style:style>
    <style:style style:name="P23"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19f3" officeooo:paragraph-rsid="00118bb6" style:font-size-asian="10pt" style:font-size-complex="8pt"/>
    </style:style>
    <style:style style:name="P24"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18bb6" officeooo:paragraph-rsid="00118bb6" style:font-size-asian="10pt" style:font-size-complex="8pt"/>
    </style:style>
    <style:style style:name="P25" style:family="paragraph" style:parent-style-name="Standard">
      <loext:graphic-properties draw:fill="none"/>
      <style:paragraph-properties fo:margin-left="1.27cm" fo:margin-right="0cm" fo:margin-top="0cm" fo:margin-bottom="0.353cm" loext:contextual-spacing="false" fo:line-height="100%" fo:text-align="justify" style:justify-single-word="false" fo:orphans="2" fo:widows="2" fo:text-indent="0cm" style:auto-text-indent="false" fo:background-color="transparent" style:writing-mode="lr-tb"/>
      <style:text-properties style:font-name="Calibri" fo:font-size="10pt" fo:language="es" fo:country="ES" style:text-underline-style="none" officeooo:rsid="0012d708" officeooo:paragraph-rsid="0012d708" style:font-size-asian="10pt" style:font-size-complex="8pt"/>
    </style:style>
    <style:style style:name="P26"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3d33" officeooo:paragraph-rsid="000f3d33" style:font-size-asian="9pt"/>
    </style:style>
    <style:style style:name="P27" style:family="paragraph" style:parent-style-name="Standard">
      <style:paragraph-properties fo:margin-left="1.27cm" fo:margin-right="0cm" fo:margin-top="0cm" fo:margin-bottom="0.353cm" loext:contextual-spacing="false" fo:line-height="100%" fo:text-align="center" style:justify-single-word="false" fo:text-indent="0cm" style:auto-text-indent="false" style:writing-mode="lr-tb"/>
      <style:text-properties style:font-name="Calibri" fo:font-size="9pt" fo:language="es" fo:country="ES" officeooo:rsid="000f62df" officeooo:paragraph-rsid="000f62df" style:font-size-asian="9pt"/>
    </style:style>
    <style:style style:name="P28" style:family="paragraph" style:parent-style-name="Standard">
      <style:paragraph-properties fo:margin-left="1.27cm" fo:margin-right="0cm" fo:margin-top="0cm" fo:margin-bottom="0.353cm" loext:contextual-spacing="false" fo:line-height="100%" fo:text-align="justify" style:justify-single-word="false" fo:text-indent="0cm" style:auto-text-indent="false" style:writing-mode="lr-tb"/>
      <style:text-properties style:font-name="Calibri" fo:font-size="9pt" fo:language="es" fo:country="ES" officeooo:rsid="000f62df" officeooo:paragraph-rsid="000f62df" style:font-size-asian="9pt"/>
    </style:style>
    <style:style style:name="P29" style:family="paragraph" style:parent-style-name="Standard">
      <loext:graphic-properties draw:fill="none"/>
      <style:paragraph-properties fo:margin-left="1.27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8bb6" officeooo:paragraph-rsid="00118bb6" style:font-size-asian="8pt" style:font-size-complex="8pt"/>
    </style:style>
    <style:style style:name="P30" style:family="paragraph" style:parent-style-name="Standard">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31" style:family="paragraph" style:parent-style-name="Standard" style:master-page-name="">
      <loext:graphic-properties draw:fill="none"/>
      <style:paragraph-properties fo:margin-left="2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32" style:family="paragraph" style:parent-style-name="Standard" style:master-page-name="">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style:page-number="auto"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P33" style:family="paragraph" style:parent-style-name="Standard">
      <loext:graphic-properties draw:fill="none"/>
      <style:paragraph-properties fo:margin-left="2.101cm" fo:margin-right="0cm" fo:margin-top="0cm" fo:margin-bottom="0.349cm" loext:contextual-spacing="true" fo:line-height="100%" fo:text-align="justify" style:justify-single-word="false" fo:orphans="2" fo:widows="2" fo:text-indent="0cm" style:auto-text-indent="false" fo:background-color="transparent" style:writing-mode="lr-tb"/>
      <style:text-properties style:font-name="Calibri" fo:font-size="8pt" fo:language="es" fo:country="ES" style:text-underline-style="none" officeooo:rsid="001119f3" officeooo:paragraph-rsid="001119f3" style:font-size-asian="8pt" style:font-size-complex="8pt"/>
    </style:style>
    <style:style style:name="T1" style:family="text">
      <style:text-properties style:font-name="Calibri" fo:font-size="14pt" fo:language="es" fo:country="ES" fo:font-weight="bold" style:font-size-asian="14pt" style:font-weight-asian="bold"/>
    </style:style>
    <style:style style:name="T2" style:family="text">
      <style:text-properties style:font-name="Calibri" fo:font-size="14pt" fo:language="es" fo:country="ES" fo:font-weight="bold" officeooo:rsid="000bca64" style:font-size-asian="14pt" style:font-weight-asian="bold"/>
    </style:style>
    <style:style style:name="T3" style:family="text">
      <style:text-properties style:font-name="Calibri" fo:font-size="12pt" fo:language="es" fo:country="ES" style:text-underline-style="solid" style:text-underline-width="auto" style:text-underline-color="font-color" fo:font-weight="bold" style:font-size-asian="12pt" style:font-weight-asian="bold"/>
    </style:style>
    <style:style style:name="T4" style:family="text">
      <style:text-properties style:font-name="Calibri" fo:font-size="12pt" fo:language="es" fo:country="ES" style:text-underline-style="solid" style:text-underline-width="auto" style:text-underline-color="font-color" fo:font-weight="bold" officeooo:rsid="000c32d8" style:font-size-asian="12pt" style:font-weight-asian="bold"/>
    </style:style>
    <style:style style:name="T5" style:family="text">
      <style:text-properties style:font-name="Calibri" fo:font-size="9pt" fo:language="es" fo:country="ES" style:font-size-asian="9pt"/>
    </style:style>
    <style:style style:name="T6" style:family="text">
      <style:text-properties style:font-name="Calibri" fo:font-size="9pt" fo:language="es" fo:country="ES" officeooo:rsid="000bca64" style:font-size-asian="9pt"/>
    </style:style>
    <style:style style:name="T7" style:family="text">
      <style:text-properties style:font-name="Calibri" fo:font-size="9pt" fo:language="es" fo:country="ES" style:text-underline-style="solid" style:text-underline-width="auto" style:text-underline-color="font-color" style:font-size-asian="9pt"/>
    </style:style>
    <style:style style:name="T8" style:family="text">
      <style:text-properties officeooo:rsid="000f62df"/>
    </style:style>
    <style:style style:name="T9" style:family="text">
      <style:text-properties officeooo:rsid="00118bb6"/>
    </style:style>
    <style:style style:name="T10" style:family="text">
      <style:text-properties officeooo:rsid="0012d708"/>
    </style:style>
    <style:style style:name="T11" style:family="text">
      <style:text-properties style:text-underline-style="solid" style:text-underline-width="auto" style:text-und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
        <text:p text:style-name="P4"/>
        <text:p text:style-name="P4"/>
        <text:p text:style-name="P4">Criptografía</text:p>
        <text:p text:style-name="P4"/>
        <text:p text:style-name="P6"><text:span text:style-name="T1">Práctica </text:span><text:span text:style-name="T2">2</text:span></text:p>
        <text:p text:style-name="P1"/>
        <text:p text:style-name="P2"/>
        <text:p text:style-name="P2"/>
        <text:p text:style-name="P2"/>
        <text:p text:style-name="P2"/>
        <text:p text:style-name="P2"/>
        <text:p text:style-name="P2"/>
        <text:p text:style-name="P2"/>
        <text:p text:style-name="P12">Pareja 07:</text:p>
        <text:p text:style-name="P12">José Luis Suárez Fueyo</text:p>
        <text:p text:style-name="P16">Javier Santo<text:span text:style-name="T10">s</text:span> Lorenzo</text:p>
        <text:p text:style-name="P9"/>
      </text:section>
      <text:section text:style-name="Sect1" text:name="Sección1">
        <text:p text:style-name="P13">Introducción</text:p>
        <text:p text:style-name="P8"><text:span text:style-name="T5">El objetivo </text:span><text:span text:style-name="T6">de esta práctica es la familarización con los conceptos de entropía, seguridad perfecta y con los métodos de cifrado simétrico como Data Encryption Standard (DES) y Advanced Encryption Standard (AES).</text:span></text:p>
        <text:p text:style-name="P7"><text:span text:style-name="T5">En </text:span><text:span text:style-name="T6">la memoria se ha seguido el siguiente esquema:</text:span></text:p>
        <text:list xml:id="list21706752475117289" text:style-name="WWNum1">
          <text:list-item>
            <text:p text:style-name="P17"><text:span text:style-name="T7">Marco teórico</text:span><text:span text:style-name="T5">: con el fin de relacionar los conocimientos adquiridos en las clases de teoría con el código a desarrollar en la práctica, se decide realizar una breve explicación teórica </text:span><text:span text:style-name="T6">en cada uno de los ejercicios</text:span><text:span text:style-name="T5"> </text:span></text:p>
          </text:list-item>
          <text:list-item>
            <text:p text:style-name="P17"><text:span text:style-name="T7">Código</text:span><text:span text:style-name="T5">: en cada apartado se incluyen las funciones principales relativas de ese apartado. El resto del código (principalmente funciones auxiliares) se omite para evitar alargar la memoria innecesariamente.</text:span></text:p>
          </text:list-item>
          <text:list-item>
            <text:p text:style-name="P17"><text:span text:style-name="T7">Resultados</text:span><text:span text:style-name="T5">: en cada apartado se explican las diferentes pruebas realizadas, así como se da respuesta a las posibles preguntas planteadas en el enunciado de la práctica.</text:span></text:p>
          </text:list-item>
        </text:list>
        <text:p text:style-name="P3"/>
        <text:p text:style-name="P5"/>
      </text:section>
      <text:section text:style-name="Sect1" text:name="Sección2">
        <text:p text:style-name="P7"><text:span text:style-name="T3">S</text:span><text:span text:style-name="T4">eguridad perfecta</text:span></text:p>
        <text:p text:style-name="P18">Marco teórico</text:p>
        <text:p text:style-name="P26">En este apartado se pretende verificar si el cifrado afín consigue Seguridad Perfecta en caso de utilizar claves equiprobables y no se consiguen cuando las claves se distribuyen de manera aleatoria.</text:p>
        <text:p text:style-name="P26">Recordamos que un <text:span text:style-name="T8">criptosistema tiene Seguridad Perfecta si se verifica:</text:span></text:p>
        <text:p text:style-name="P27">Pp (x) = Pp (x|y) ∀x∈X ∀y∈Y</text:p>
        <text:p text:style-name="P28"/>
        <text:p text:style-name="P19">Código</text:p>
        <text:p text:style-name="P21">En este apartado hay tres funciones destacadas:</text:p>
        <text:p text:style-name="P21">La primera de ellas es la que inicializa las probabilidades iguales (caso de claves equiprobables).</text:p>
        <text:p text:style-name="P31">void iniProbsIguales(struct TABLA_PROBS* p, int m) {</text:p>
        <text:p text:style-name="P30"><text:tab/>int i;</text:p>
        <text:p text:style-name="P30"><text:tab/>p-&gt;m = m;</text:p>
        <text:p text:style-name="P30"><text:tab/>p-&gt;probabilidades = malloc(sizeof(double) * m);</text:p>
        <text:p text:style-name="P30"><text:tab/>for (i = 0; i &lt; m; i++) p-&gt;probabilidades[i] = 1.0 / m;</text:p>
        <text:p text:style-name="P30"><text:tab/>p-&gt;condicionadas = NULL;</text:p>
        <text:p text:style-name="P22">La segunda es la que inicializa las probabilidades de manera aleatoria (caso de claves aleatorias).</text:p>
        <text:p text:style-name="P32">void iniProbsRandom(struct TABLA_PROBS* p, int m) {</text:p>
        <text:p text:style-name="P33"><text:tab/>int i;</text:p>
        <text:p text:style-name="P33"><text:tab/>double total = 0;</text:p>
        <text:p text:style-name="P33"><text:tab/>p-&gt;m = m;</text:p>
        <text:p text:style-name="P33"><text:tab/>p-&gt;probabilidades = malloc(sizeof(double) * m);</text:p>
        <text:p text:style-name="P33"><text:tab/>for (i=0; i &lt; m; ++i) p-&gt;probabilidades[i] = (rand()+1.0) / RAND_MAX;</text:p>
        <text:p text:style-name="P33"><text:tab/>for (i=0; i &lt; m; ++i) total += p-&gt;probabilidades[i];</text:p>
        <text:p text:style-name="P33"><text:tab/>for (i=0; i &lt; m; ++i) <text:s/>p-&gt;probabilidades[i] /= total;</text:p>
        <text:p text:style-name="P33"><text:tab/>p-&gt;condicionadas = NULL;</text:p>
        <text:p text:style-name="P33"><text:soft-page-break/>}</text:p>
        <text:p text:style-name="P23"><text:span text:style-name="T9">Por último, siendo la función más destacada del apartado, está la función que se utiliza para obtener las probabilidades.</text:span></text:p>
        <text:p text:style-name="P29">int obtenerprobabilidades(struct TABLA_PROBS* resultado, FILE* fentrada, struct TABLA_PROBS* probs, int repeticiones) {</text:p>
        <text:p text:style-name="P29"><text:tab/>int i,j;</text:p>
        <text:p text:style-name="P29"><text:tab/>int m = probs-&gt;m;//Tam alfabeto</text:p>
        <text:p text:style-name="P29"><text:tab/>double aux;</text:p>
        <text:p text:style-name="P29"><text:tab/>double *frecuenciaCifrado = NULL;</text:p>
        <text:p text:style-name="P29"><text:tab/>int clave, charplano, charcifrado;</text:p>
        <text:p text:style-name="P29"><text:tab/>char c;</text:p>
        <text:p text:style-name="P29"><text:tab/>struct TABLA_PROBS pCifrado;</text:p>
        <text:p text:style-name="P29"><text:tab/>//Preparamos la estructura de texto cifrado</text:p>
        <text:p text:style-name="P29"><text:tab/>frecuenciaCifrado = malloc(sizeof(double) * m);</text:p>
        <text:p text:style-name="P29"><text:tab/>pCifrado.probabilidades = malloc(sizeof(double) * m);</text:p>
        <text:p text:style-name="P29"><text:tab/>pCifrado.m = m;</text:p>
        <text:p text:style-name="P29"><text:tab/>//Limpiamos las estructuras por si hay escritura previa en la memoria y calculas las probabilidades de cifrado</text:p>
        <text:p text:style-name="P29"><text:tab/>for (i = 0; i &lt; m; ++i) frecuenciaCifrado[i] = 0;</text:p>
        <text:p text:style-name="P29"><text:tab/>pCifrado.probabilidades[0] = probs-&gt;probabilidades[0];</text:p>
        <text:p text:style-name="P29"><text:tab/>for (i = 1; i &lt; m; ++i) pCifrado.probabilidades[i] = pCifrado.probabilidades[i-1] + probs-&gt;probabilidades[i];</text:p>
        <text:p text:style-name="P29"><text:tab/>for (i = 0; i &lt; m; ++i) resultado-&gt;probabilidades[i] = 0;</text:p>
        <text:p text:style-name="P29"><text:tab/>for (i = 0; i &lt; m; ++i) for (j=0; j &lt; m; ++j) resultado-&gt;condicionadas[i][j] = 0;</text:p>
        <text:p text:style-name="P29"><text:tab/>aux = 0;</text:p>
        <text:p text:style-name="P29"><text:tab/>for (i = 0; i &lt; repeticiones; ++i) {</text:p>
        <text:p text:style-name="P29"><text:tab/><text:tab/>//Preparamos el puntero a principio del fichero</text:p>
        <text:p text:style-name="P29"><text:tab/><text:tab/>rewind(fentrada);</text:p>
        <text:p text:style-name="P29"><text:tab/><text:tab/>//Calculamos la frecuencia y las probabilidades de cifrado</text:p>
        <text:p text:style-name="P29"><text:tab/><text:tab/>while (((c = fgetc(fentrada)) != EOF) &amp;&amp; (fentrada != stdin || c != '\n')) {</text:p>
        <text:p text:style-name="P29"><text:tab/><text:tab/><text:tab/>clave = claveAleatoria(&amp;pCifrado);</text:p>
        <text:p text:style-name="P29"><text:tab/><text:tab/><text:tab/>charplano = getCharPlano(c, m);</text:p>
        <text:p text:style-name="P29"><text:tab/><text:tab/><text:tab/>if (charplano &lt; 0 || charplano &gt;= m) continue;</text:p>
        <text:p text:style-name="P29"><text:tab/><text:tab/><text:tab/>else aux++;</text:p>
        <text:p text:style-name="P29"><text:tab/><text:tab/><text:tab/>charcifrado = (charplano + clave) % m;</text:p>
        <text:p text:style-name="P29"><text:tab/><text:tab/><text:tab/>resultado-&gt;probabilidades[charplano]++;</text:p>
        <text:p text:style-name="P29"><text:tab/><text:tab/><text:tab/>resultado-&gt;condicionadas[charplano][charcifrado]++;</text:p>
        <text:p text:style-name="P29"><text:tab/><text:tab/><text:tab/>frecuenciaCifrado[charcifrado]++;</text:p>
        <text:p text:style-name="P29"><text:tab/><text:tab/>}</text:p>
        <text:p text:style-name="P29"><text:tab/>}</text:p>
        <text:p text:style-name="P29"><text:tab/>//Divide entre los caracteres totales, para obtener la probabilidad (casos favorables/casos totales)</text:p>
        <text:p text:style-name="P29"><text:tab/>for (i=0; i &lt; m; ++i) resultado-&gt;probabilidades[i] /= aux;</text:p>
        <text:p text:style-name="P29"><text:tab/>for (i=0; i &lt; m; ++i) for (j=0; j &lt; m; ++j) resultado-&gt;condicionadas[i][j] = frecuenciaCifrado[j]? resultado-&gt;condicionadas[i][j]/frecuenciaCifrado[j]:0;</text:p>
        <text:p text:style-name="P29"><text:tab/>//Liberamos la memoria que hemos usado en la funcion</text:p>
        <text:p text:style-name="P29"><text:tab/>free(frecuenciaCifrado);</text:p>
        <text:p text:style-name="P29"><text:tab/>free(pCifrado.probabilidades);</text:p>
        <text:p text:style-name="P29"><text:tab/>return 0;</text:p>
        <text:p text:style-name="P29">}</text:p>
        <text:p text:style-name="P29"/>
        <text:p text:style-name="P20">Resultados</text:p>
        <text:p text:style-name="P24">Para probar este apartado se utiliza la siguiente instrucción:</text:p>
        <text:p text:style-name="P24">./1 -P|-I -i entrada.txt -o salida.txt, donde</text:p>
        <text:list xml:id="list5142610103117844178" text:style-name="L1">
          <text:list-item>
            <text:p text:style-name="P14">-P: indica que se utilizan claves equiprobables</text:p>
          </text:list-item>
          <text:list-item>
            <text:p text:style-name="P14">-I: modo de cifrado no equiprobable.</text:p>
          </text:list-item>
          <text:list-item>
            <text:p text:style-name="P14">-i entrada.txt : Nombre del fichero de entrada. Se aconseja utilizar un fichero lo más largo posible, para obtener probabilidades más fiables.</text:p>
          </text:list-item>
          <text:list-item>
            <text:p text:style-name="P14">-o salida.txt: Nombre del fichero de salida. Pese a que se deja a voluntad de la persona que ejecuta el código si incluir un fichero de salida o realizar la impresión en la terminal, se recomienda crear un fichero de salida para poder verificar más cómodamente si se cumple <text:soft-page-break/>el <text:span text:style-name="T10">principio</text:span> de Seguridad Perfecta. En nuestro caso, se han creado los ficheros SegPerf.txt (cuando usamos P como modo de cifrado) y NoSegPerf.txt (cuando usamos I).</text:p>
          </text:list-item>
        </text:list>
        <text:p text:style-name="P15"/>
        <text:p text:style-name="P25">El programa comienza contando las repeticiones de cada una de las letras en el texto plano, para calcular la probabilidad de ocurrencia de cada una de ellas dividiendo el número de apariciones entre la longitud total del texto.</text:p>
        <text:p text:style-name="P25">Después se cifra el texto plano. El programa generará un k número aleatorio para cada carácter y cifrará, mediante el cifrado César, ese carácter con la clave k.</text:p>
        <text:p text:style-name="P25">Una vez que se ha cifrado el texto, se calculan las probabilidades condicionadas utilizando la fórmula de Bayes vista en teoría. </text:p>
        <text:p text:style-name="P25">Finalmente se imprimen las probabilidades en un fichero de salida (o por la terminal). Cuando se utiliza el modo P (claves equiprobables), se genera el fichero SegPerf.txt en el cual se verifica que tiene Seguridad Perfecta. Para el caso de las claves aleatorias (modo I), se genera el fichero NoSegPerf.txt en el cual se puede comprobar fácilmente que no se verifica el principio de Seguridad Perfecta.</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sans-serif" svg:font-family="sans-serif"/>
    <style:font-face style:name="FreeSans1" svg:font-family="FreeSans" style:font-family-generic="swiss"/>
    <style:font-face style:name="Calibri" svg:font-family="Calibri" style:font-family-generic="roman" style:font-pitch="variable"/>
    <style:font-face style:name="Calibri Greek" svg:font-family="'Calibri Greek'"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entury Schoolbook L" svg:font-family="'Century Schoolbook L'"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entury Schoolbook L1" svg:font-family="'Century Schoolbook 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0%"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1" style:font-family-complex="'Century Schoolbook L'"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hapter_20_Heading" style:display-name="Chapter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Box_20_List" style:display-name="Box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DocumentMap" style:family="paragraph" style:default-outline-level="">
      <style:paragraph-properties fo:margin-top="0cm" fo:margin-bottom="0.279cm" loext:contextual-spacing="false" fo:line-height="107%" fo:text-align="start" style:justify-single-word="false" fo:orphans="2" fo:widows="2" style:writing-mode="lr-tb"/>
      <style:text-properties style:font-name="Calibri" fo:font-family="Calibri" style:font-family-generic="roman" style:font-pitch="variable" fo:font-size="11pt" fo:language="es" fo:country="ES" style:font-name-asian="Symbol1" style:font-family-asian="Symbol" style:font-family-generic-asian="system" style:font-pitch-asian="variable" style:font-size-asian="11pt" style:font-name-complex="Century Schoolbook L1" style:font-family-complex="'Century Schoolbook L'" style:font-family-generic-complex="system" style:font-pitch-complex="variable" style:font-size-complex="12pt"/>
    </style:style>
    <style:style style:name="endnote_20_text" style:display-name="endnote text" style:family="paragraph" style:default-outline-level="">
      <style:text-properties style:font-name="Times New Roman" fo:font-family="'Times New Roman'" style:font-family-generic="roman" style:font-pitch="variable" fo:font-size="12pt" fo:language="es" fo:country="ES" style:font-size-asian="12pt"/>
    </style:style>
    <style:style style:name="Lower_20_Case_20_List" style:display-name="Low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riangle_20_List" style:display-name="Triangl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Upper_20_Case_20_List" style:display-name="Upper Case List" style:family="paragraph"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Heading_20_2" style:display-name="Heading 2"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4pt" fo:language="es" fo:country="ES" fo:font-weight="bold" style:font-size-asian="14pt" style:font-weight-asian="bold"/>
    </style:style>
    <style:style style:name="Bullet_20_List" style:display-name="Bulle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Heading_20_4" style:display-name="Heading 4"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Heart_20_List" style:display-name="Heart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Block_20_Text" style:display-name="Block Text" style:family="paragraph" style:default-outline-level="">
      <style:paragraph-properties fo:margin-left="2.54cm" fo:margin-right="2.54cm" fo:margin-top="0cm" fo:margin-bottom="0.206cm" loext:contextual-spacing="false" fo:text-indent="0cm" style:auto-text-indent="false"/>
      <style:text-properties style:font-name="Times New Roman" fo:font-family="'Times New Roman'" style:font-family-generic="roman" style:font-pitch="variable" fo:font-size="12pt" fo:language="es" fo:country="ES" style:font-size-asian="12pt"/>
    </style:style>
    <style:style style:name="Square_20_List" style:display-name="Square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Contents_20_Header" style:display-name="Contents Header" style:family="paragraph" style:default-outline-level="">
      <style:paragraph-properties fo:margin-top="0.423cm" fo:margin-bottom="0.206cm" loext:contextual-spacing="false" fo:text-align="center" style:justify-single-word="false"/>
      <style:text-properties style:font-name="Liberation Sans1" fo:font-family="'Liberation Sans'" style:font-family-generic="roman" style:font-pitch="variable" fo:font-size="16pt" fo:language="es" fo:country="ES" fo:font-weight="bold" style:font-size-asian="16pt" style:font-weight-asian="bold"/>
    </style:style>
    <style:style style:name="Heading_20_1" style:display-name="Heading 1"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7pt" fo:language="es" fo:country="ES" fo:font-weight="bold" style:font-size-asian="17pt" style:font-weight-asian="bold"/>
    </style:style>
    <style:style style:name="Footnote" style:family="paragraph" style:parent-style-name="Standard" style:default-outline-level="" style:class="extra">
      <style:text-properties fo:font-size="10pt" style:font-size-asian="10pt"/>
    </style:style>
    <style:style style:name="Heading_20_3" style:display-name="Heading 3" style:family="paragraph" style:parent-style-name="Standard" style:default-outline-level="" style:class="text">
      <style:paragraph-properties fo:margin-top="0.776cm" fo:margin-bottom="0.106cm" loext:contextual-spacing="false"/>
      <style:text-properties style:font-name="Liberation Sans1" fo:font-family="'Liberation Sans'" style:font-family-generic="roman" style:font-pitch="variable" fo:font-size="12pt" fo:language="es" fo:country="ES" fo:font-weight="bold" style:font-size-asian="12pt" style:font-weight-asian="bold"/>
    </style:style>
    <style:style style:name="Numbered_20_List" style:display-name="Number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Diamond_20_List" style:display-name="Diamo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Hand_20_List" style:display-name="Han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Upper_20_Roman_20_List" style:display-name="Upper Roman List" style:family="paragraph" style:parent-style-name="Numbered_20_List"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fo:font-size="12pt" fo:language="es" fo:country="ES" style:font-size-asian="12pt"/>
    </style:style>
    <style:style style:name="Star_20_List" style:display-name="Star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Section_20_Heading" style:display-name="Section Heading" style:family="paragraph" style:default-outline-level="">
      <style:paragraph-properties>
        <style:tab-stops>
          <style:tab-stop style:position="2.794cm"/>
        </style:tab-stops>
      </style:paragraph-properties>
      <style:text-properties style:font-name="Times New Roman" fo:font-family="'Times New Roman'" style:font-family-generic="roman" style:font-pitch="variable" fo:font-size="12pt" fo:language="es" fo:country="ES" style:font-size-asian="12pt"/>
    </style:style>
    <style:style style:name="footnote_20_text" style:display-name="footnote text" style:family="paragraph" style:parent-style-name="Standard" style:default-outline-level="">
      <style:text-properties style:font-name="Times New Roman" fo:font-family="'Times New Roman'" style:font-family-generic="roman" style:font-pitch="variable" fo:font-size="10pt" fo:language="es" fo:country="ES" style:font-size-asian="10pt"/>
    </style:style>
    <style:style style:name="Implies_20_List" style:display-name="Implies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Tick_20_List" style:display-name="Tick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Endnote" style:family="paragraph" style:parent-style-name="Standard" style:default-outline-level="" style:class="extra">
      <style:paragraph-properties fo:margin-left="0.508cm" fo:margin-right="0cm" fo:text-indent="-0.508cm" style:auto-text-indent="false"/>
      <style:text-properties style:font-name="Times New Roman" fo:font-family="'Times New Roman'" style:font-family-generic="roman" style:font-pitch="variable" fo:font-size="12pt" fo:language="es" fo:country="ES" style:font-size-asian="12pt"/>
    </style:style>
    <style:style style:name="Dashed_20_List" style:display-name="Dashed List" style:family="paragraph" style:default-outline-level="">
      <style:paragraph-properties fo:margin-left="1.27cm" fo:margin-right="0cm" fo:text-align="start" style:justify-single-word="false" fo:orphans="2" fo:widows="2" fo:text-indent="-0.746cm" style:auto-text-indent="false" style:writing-mode="lr-tb"/>
      <style:text-properties style:font-name="Times New Roman" fo:font-family="'Times New Roman'" style:font-family-generic="roman" style:font-pitch="variable" fo:font-size="12pt" fo:language="es" fo:country="ES" style:font-name-asian="Symbol1" style:font-family-asian="Symbol" style:font-family-generic-asian="system" style:font-pitch-asian="variable" style:font-size-asian="12pt" style:font-name-complex="Century Schoolbook L1" style:font-family-complex="'Century Schoolbook L'" style:font-family-generic-complex="system" style:font-pitch-complex="variable" style:font-size-complex="12pt"/>
    </style:style>
    <style:style style:name="Lower_20_Roman_20_List" style:display-name="Lower Roman List"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Endnote_20_Symbol" style:display-name="Endnote Symbol" style:family="paragraph" style:parent-style-name="Standard" style:default-outline-level=""/>
    <style:style style:name="Numbered_20_Heading_20_1" style:display-name="Numbered Heading 1" style:family="paragraph" style:parent-style-name="Heading_20_1"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2" style:display-name="Numbered Heading 2"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Numbered_20_Heading_20_3" style:display-name="Numbered Heading 3" style:family="paragraph" style:default-outline-level="">
      <style:paragraph-properties>
        <style:tab-stops>
          <style:tab-stop style:position="0.76cm"/>
        </style:tab-stops>
      </style:paragraph-properties>
      <style:text-properties style:font-name="Times New Roman" fo:font-family="'Times New Roman'" style:font-family-generic="roman" style:font-pitch="variable" fo:font-size="12pt" fo:language="es" fo:country="ES" style:font-size-asian="12pt"/>
    </style:style>
    <style:style style:name="Footnote_20__28_user_29_" style:display-name="Footnote (user)" style:family="paragraph" style:parent-style-name="Standard" style:default-outline-level="">
      <style:paragraph-properties fo:margin-left="0.508cm" fo:margin-right="0cm" fo:text-indent="-0.508cm" style:auto-text-indent="false"/>
      <style:text-properties style:font-name="Times New Roman" fo:font-family="'Times New Roman'" style:font-family-generic="roman" style:font-pitch="variable" fo:font-size="10pt" fo:language="es" fo:country="ES" style:font-size-asian="10pt"/>
    </style:style>
    <style:style style:name="Contents_20_1_20__28_user_29_" style:display-name="Contents 1 (user)" style:family="paragraph" style:parent-style-name="Standard" style:default-outline-level="">
      <style:paragraph-properties fo:margin-left="1.27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2_20__28_user_29_" style:display-name="Contents 2 (user)" style:family="paragraph" style:parent-style-name="Standard" style:default-outline-level="">
      <style:paragraph-properties fo:margin-left="2.54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3_20__28_user_29_" style:display-name="Contents 3 (user)" style:family="paragraph" style:parent-style-name="Standard" style:default-outline-level="">
      <style:paragraph-properties fo:margin-left="3.81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Contents_20_4_20__28_user_29_" style:display-name="Contents 4 (user)" style:family="paragraph" style:parent-style-name="Standard" style:default-outline-level="">
      <style:paragraph-properties fo:margin-left="5.08cm" fo:margin-right="0cm" fo:text-indent="-0.746cm" style:auto-text-indent="false"/>
      <style:text-properties style:font-name="Times New Roman" fo:font-family="'Times New Roman'" style:font-family-generic="roman" style:font-pitch="variable" fo:font-size="12pt" fo:language="es" fo:country="ES" style:font-size-asian="12pt"/>
    </style:style>
    <style:style style:name="Texto_20_nota_20_pie_20_Car" style:display-name="Texto nota pie Car" style:family="text">
      <style:text-properties fo:font-size="10pt" style:font-size-asian="10pt"/>
    </style:style>
    <style:style style:name="Default_20_Paragraph_20_Font" style:display-name="Default Paragraph Font" style:family="text"/>
    <style:style style:name="Título_20_4_20_Car" style:display-name="Título 4 Car" style:family="text" style:parent-style-name="Default_20_Paragraph_20_Font">
      <style:text-properties fo:font-size="14pt" fo:font-weight="bold" style:font-size-asian="14pt" style:font-weight-asian="bold"/>
    </style:style>
    <style:style style:name="Texto_20_sin_20_formato_20_Car" style:display-name="Texto sin formato Car" style:family="text" style:parent-style-name="Default_20_Paragraph_20_Font">
      <style:text-properties style:font-name="Courier New" fo:font-family="'Courier New'" style:font-family-generic="roman" style:font-pitch="variable" fo:font-size="10pt" style:font-size-asian="10pt"/>
    </style:style>
    <style:style style:name="footnote_20_reference" style:display-name="footnote reference" style:family="text" style:parent-style-name="Default_20_Paragraph_20_Font">
      <style:text-properties style:text-position="super 58%" fo:font-size="10pt" style:font-size-asian="10pt"/>
    </style:style>
    <style:style style:name="Título_20_2_20_Car" style:display-name="Título 2 Car" style:family="text" style:parent-style-name="Default_20_Paragraph_20_Font">
      <style:text-properties style:font-name="Calibri Light" fo:font-family="'Calibri Light'" style:font-family-generic="roman" style:font-pitch="variable" fo:font-size="14pt" fo:font-style="italic" fo:font-weight="bold" style:font-size-asian="14pt" style:font-style-asian="italic" style:font-weight-asian="bold"/>
    </style:style>
    <style:style style:name="Título_20_3_20_Car" style:display-name="Título 3 Car" style:family="text" style:parent-style-name="Default_20_Paragraph_20_Font">
      <style:text-properties style:font-name="Calibri Light" fo:font-family="'Calibri Light'" style:font-family-generic="roman" style:font-pitch="variable" fo:font-size="13pt" fo:font-weight="bold" style:font-size-asian="13pt" style:font-weight-asian="bold"/>
    </style:style>
    <style:style style:name="Texto_20_nota_20_al_20_final_20_Car" style:display-name="Texto nota al final Car" style:family="text" style:parent-style-name="Default_20_Paragraph_20_Font">
      <style:text-properties fo:font-size="10pt" style:font-size-asian="10pt"/>
    </style:style>
    <style:style style:name="Título_20_1_20_Car" style:display-name="Título 1 Car" style:family="text" style:parent-style-name="Default_20_Paragraph_20_Font">
      <style:text-properties style:font-name="Calibri Light" fo:font-family="'Calibri Light'" style:font-family-generic="roman" style:font-pitch="variable" fo:font-size="16pt" fo:font-weight="bold" style:font-size-asian="16pt" style:font-weight-asian="bold"/>
    </style:style>
    <style:style style:name="Footnote_20_anchor" style:display-name="Footnote anchor" style:family="text">
      <style:text-properties style:text-position="super 58%" fo:font-size="10pt" style:font-size-asian="10pt"/>
    </style:style>
    <style:style style:name="Endnote_20_anchor" style:display-name="Endnote anchor" style:family="text">
      <style:text-properties style:text-position="super 58%" fo:font-size="10pt" style:font-size-asian="10pt"/>
    </style:style>
    <style:style style:name="endnote_20_reference" style:display-name="endnote reference" style:family="text" style:parent-style-name="Default_20_Paragraph_20_Font">
      <style:text-properties style:text-position="super 58%" fo:font-size="10pt" style:font-size-asian="10pt"/>
    </style:style>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496cm" fo:margin-left="2.999cm" fo:margin-right="2.9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496cm" fo:margin-bottom="2.496cm" fo:margin-left="2.999cm" fo:margin-right="2.999cm" style:writing-mode="lr-tb" style:layout-grid-color="#c0c0c0" style:layout-grid-lines="24708"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Converted1" style:page-layout-name="Mpm3"/>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9T22:27:28.432484435</dc:date>
    <meta:editing-duration>PT6H7M13S</meta:editing-duration>
    <meta:editing-cycles>2</meta:editing-cycles>
    <meta:generator>LibreOffice/5.1.6.2$Linux_X86_64 LibreOffice_project/10m0$Build-2</meta:generator>
    <meta:document-statistic meta:table-count="0" meta:image-count="0" meta:object-count="0" meta:page-count="4" meta:paragraph-count="90" meta:word-count="876" meta:character-count="5784" meta:non-whitespace-character-count="4928"/>
  </office:meta>
</office:document-meta>
</file>